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Codec.encode( final String decoded , final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Codec.encode( final String decod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Codec.decode( final String encod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Codec.decode( final String encoded , final String char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